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10000017FA757F41687EB3124.png" manifest:media-type="image/png"/>
  <manifest:file-entry manifest:full-path="Pictures/1000020100000595000002559E3B09EE6EC95154.png" manifest:media-type="image/png"/>
  <manifest:file-entry manifest:full-path="Pictures/100002010000036900000160D2E050D0854C4971.png" manifest:media-type="image/png"/>
  <manifest:file-entry manifest:full-path="Pictures/10000201000005FA000003467E8B533F2FA177D4.png" manifest:media-type="image/png"/>
  <manifest:file-entry manifest:full-path="Pictures/1000020100000350000001844ED171126C33DE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9.633cm" draw:z-index="0"><draw:image xlink:href="Pictures/10000201000005FA000003467E8B533F2FA177D4.png" xlink:type="simple" xlink:show="embed" xlink:actuate="onLoad" loext:mime-type="image/png"/></draw:frame></text:p>
      <text:p text:style-name="Standard"><draw:frame draw:style-name="fr2" draw:name="Imagen4" text:anchor-type="paragraph" svg:width="17.59cm" svg:height="8.047cm" draw:z-index="3"><draw:image xlink:href="Pictures/1000020100000350000001844ED171126C33DE80.png" xlink:type="simple" xlink:show="embed" xlink:actuate="onLoad" loext:mime-type="image/png"/></draw:frame><draw:frame draw:style-name="fr2" draw:name="Imagen3" text:anchor-type="paragraph" svg:width="17.59cm" svg:height="7.091cm" draw:z-index="2"><draw:image xlink:href="Pictures/100002010000036900000160D2E050D0854C4971.png" xlink:type="simple" xlink:show="embed" xlink:actuate="onLoad" loext:mime-type="image/png"/></draw:frame><draw:frame draw:style-name="fr1" draw:name="Imagen2" text:anchor-type="paragraph" svg:width="17.59cm" svg:height="7.348cm" draw:z-index="1"><draw:image xlink:href="Pictures/1000020100000595000002559E3B09EE6EC95154.png" xlink:type="simple" xlink:show="embed" xlink:actuate="onLoad" loext:mime-type="image/png"/></draw:frame><draw:frame draw:style-name="fr1" draw:name="Imagen5" text:anchor-type="paragraph" svg:width="17.59cm" svg:height="7.509cm" draw:z-index="4"><draw:image xlink:href="Pictures/10000201000003810000017FA757F41687EB31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7:35:19.912268593</meta:creation-date>
    <dc:date>2021-03-20T11:10:10.128162531</dc:date>
    <meta:editing-duration>P2DT2H34M19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